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atin Modern Mono Prop" svg:font-family="'Latin Modern Mono Prop'"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paragraph-rsid="0014be5e"/>
    </style:style>
    <style:style style:name="P2" style:family="paragraph" style:parent-style-name="Standard" style:list-style-name="L1">
      <style:text-properties officeooo:paragraph-rsid="00166a02"/>
    </style:style>
    <style:style style:name="P3" style:family="paragraph" style:parent-style-name="Standard" style:list-style-name="L1">
      <style:text-properties officeooo:paragraph-rsid="0016f4c2"/>
    </style:style>
    <style:style style:name="P4" style:family="paragraph" style:parent-style-name="Standard" style:list-style-name="L1">
      <style:text-properties fo:font-weight="bold" officeooo:rsid="00166a02" officeooo:paragraph-rsid="00166a02" style:font-weight-asian="bold" style:font-weight-complex="bold"/>
    </style:style>
    <style:style style:name="P5" style:family="paragraph" style:parent-style-name="Standard" style:list-style-name="L1">
      <style:text-properties fo:font-weight="bold" officeooo:rsid="0016f4c2" officeooo:paragraph-rsid="0016f4c2" style:font-weight-asian="bold" style:font-weight-complex="bold"/>
    </style:style>
    <style:style style:name="P6" style:family="paragraph" style:parent-style-name="Standard">
      <style:text-properties style:font-name="Latin Modern Mono Prop" officeooo:rsid="000be917" officeooo:paragraph-rsid="000be917"/>
    </style:style>
    <style:style style:name="P7" style:family="paragraph" style:parent-style-name="Standard" style:list-style-name="L1">
      <style:text-properties style:font-name="Latin Modern Mono Prop" officeooo:rsid="000be917" officeooo:paragraph-rsid="000be917"/>
    </style:style>
    <style:style style:name="P8" style:family="paragraph" style:parent-style-name="Standard" style:list-style-name="L1">
      <style:text-properties style:font-name="Latin Modern Mono Prop" fo:font-weight="bold" officeooo:rsid="000be917" officeooo:paragraph-rsid="000be917" style:font-weight-asian="bold" style:font-weight-complex="bold"/>
    </style:style>
    <style:style style:name="P9" style:family="paragraph" style:parent-style-name="Standard" style:list-style-name="L1">
      <style:text-properties style:font-name="Latin Modern Mono Prop" officeooo:rsid="000c29a9" officeooo:paragraph-rsid="000c29a9"/>
    </style:style>
    <style:style style:name="P10" style:family="paragraph" style:parent-style-name="Standard" style:list-style-name="L1">
      <style:text-properties style:font-name="Latin Modern Mono Prop" officeooo:paragraph-rsid="000d4c4e"/>
    </style:style>
    <style:style style:name="P11" style:family="paragraph" style:parent-style-name="Standard" style:list-style-name="L1">
      <style:text-properties style:font-name="Latin Modern Mono Prop" officeooo:paragraph-rsid="000e9c97"/>
    </style:style>
    <style:style style:name="P12" style:family="paragraph" style:parent-style-name="Standard" style:list-style-name="L1">
      <style:text-properties style:font-name="Latin Modern Mono Prop" officeooo:rsid="000d4c4e" officeooo:paragraph-rsid="000d4c4e"/>
    </style:style>
    <style:style style:name="P13" style:family="paragraph" style:parent-style-name="Standard" style:list-style-name="L1">
      <style:text-properties style:font-name="Latin Modern Mono Prop" officeooo:rsid="000d7be8" officeooo:paragraph-rsid="000d7be8"/>
    </style:style>
    <style:style style:name="P14" style:family="paragraph" style:parent-style-name="Standard" style:list-style-name="L1">
      <style:text-properties style:font-name="Latin Modern Mono Prop" fo:font-style="normal" fo:font-weight="normal" officeooo:rsid="000d7be8" officeooo:paragraph-rsid="000d7be8" style:font-style-asian="normal" style:font-weight-asian="normal" style:font-style-complex="normal" style:font-weight-complex="normal"/>
    </style:style>
    <style:style style:name="P15" style:family="paragraph" style:parent-style-name="Standard" style:list-style-name="L1">
      <style:text-properties style:font-name="Latin Modern Mono Prop" fo:font-style="normal" fo:font-weight="bold" officeooo:rsid="0014be5e" officeooo:paragraph-rsid="0014be5e" style:font-style-asian="normal" style:font-weight-asian="bold" style:font-style-complex="normal" style:font-weight-complex="bold"/>
    </style:style>
    <style:style style:name="P16" style:family="paragraph" style:parent-style-name="Standard" style:list-style-name="L1">
      <style:text-properties style:font-name="Latin Modern Mono Prop" officeooo:rsid="000e9c97" officeooo:paragraph-rsid="000e9c97"/>
    </style:style>
    <style:style style:name="P17" style:family="paragraph" style:parent-style-name="Standard" style:list-style-name="L1">
      <style:text-properties style:font-name="Latin Modern Mono Prop" officeooo:rsid="00106a8d" officeooo:paragraph-rsid="00106a8d"/>
    </style:style>
    <style:style style:name="P18" style:family="paragraph" style:parent-style-name="Standard" style:list-style-name="L1">
      <style:text-properties style:font-name="Latin Modern Mono Prop" officeooo:rsid="00123466" officeooo:paragraph-rsid="00123466"/>
    </style:style>
    <style:style style:name="P19" style:family="paragraph" style:parent-style-name="Standard" style:list-style-name="L1">
      <style:text-properties style:font-name="Latin Modern Mono Prop" officeooo:rsid="001329bd" officeooo:paragraph-rsid="00140278"/>
    </style:style>
    <style:style style:name="P20" style:family="paragraph" style:parent-style-name="Standard" style:list-style-name="L1">
      <style:text-properties officeooo:rsid="0014be5e" officeooo:paragraph-rsid="0014be5e"/>
    </style:style>
    <style:style style:name="P21" style:family="paragraph" style:parent-style-name="Standard" style:list-style-name="L1">
      <style:text-properties officeooo:rsid="00165826" officeooo:paragraph-rsid="00165826"/>
    </style:style>
    <style:style style:name="P22" style:family="paragraph" style:parent-style-name="Standard" style:list-style-name="L1">
      <style:text-properties officeooo:rsid="00166a02" officeooo:paragraph-rsid="00166a02"/>
    </style:style>
    <style:style style:name="P23" style:family="paragraph" style:parent-style-name="Standard" style:list-style-name="L1">
      <style:paragraph-properties fo:text-align="start" style:justify-single-word="false"/>
      <style:text-properties officeooo:paragraph-rsid="0016f4c2"/>
    </style:style>
    <style:style style:name="T1" style:family="text">
      <style:text-properties fo:font-weight="bold" style:font-weight-asian="bold" style:font-weight-complex="bold"/>
    </style:style>
    <style:style style:name="T2" style:family="text">
      <style:text-properties fo:font-weight="bold" officeooo:rsid="000d4c4e" style:font-weight-asian="bold" style:font-weight-complex="bold"/>
    </style:style>
    <style:style style:name="T3" style:family="text">
      <style:text-properties officeooo:rsid="000d4c4e"/>
    </style:style>
    <style:style style:name="T4" style:family="text">
      <style:text-properties fo:font-weight="normal" officeooo:rsid="000d4c4e"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0d4c4e"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0e9c97" style:font-style-asian="normal" style:font-weight-asian="normal" style:font-style-complex="normal" style:font-weight-complex="normal"/>
    </style:style>
    <style:style style:name="T12" style:family="text">
      <style:text-properties fo:font-style="normal" fo:font-weight="normal" officeooo:rsid="00140278" style:font-style-asian="normal" style:font-weight-asian="normal" style:font-style-complex="normal" style:font-weight-complex="normal"/>
    </style:style>
    <style:style style:name="T13" style:family="text">
      <style:text-properties officeooo:rsid="00106a8d"/>
    </style:style>
    <style:style style:name="T14" style:family="text">
      <style:text-properties style:font-name="Latin Modern Mono Prop" fo:font-style="normal" fo:font-weight="normal" style:font-style-asian="normal" style:font-weight-asian="normal" style:font-style-complex="normal" style:font-weight-complex="normal"/>
    </style:style>
    <style:style style:name="T15" style:family="text">
      <style:text-properties style:font-name="Latin Modern Mono Prop" fo:font-style="normal" fo:font-weight="normal" officeooo:rsid="0014be5e" style:font-style-asian="normal" style:font-weight-asian="normal" style:font-style-complex="normal" style:font-weight-complex="normal"/>
    </style:style>
    <style:style style:name="T16" style:family="text">
      <style:text-properties style:font-name="Latin Modern Mono Prop" fo:font-style="normal" fo:font-weight="normal" officeooo:rsid="00166a02" style:font-style-asian="normal" style:font-weight-asian="normal" style:font-style-complex="normal" style:font-weight-complex="normal"/>
    </style:style>
    <style:style style:name="T17" style:family="text">
      <style:text-properties style:font-name="Latin Modern Mono Prop" fo:font-style="normal" fo:font-weight="normal" officeooo:rsid="0016f4c2" style:font-style-asian="normal" style:font-weight-asian="normal" style:font-style-complex="normal" style:font-weight-complex="normal"/>
    </style:style>
    <style:style style:name="T18" style:family="text">
      <style:text-properties style:font-name="Latin Modern Mono Prop" fo:font-style="normal" style:font-style-asian="normal" style:font-style-complex="normal"/>
    </style:style>
    <style:style style:name="T19" style:family="text">
      <style:text-properties style:font-name="Latin Modern Mono Prop" fo:font-style="normal" officeooo:rsid="0016f4c2" style:font-style-asian="normal" style:font-style-complex="normal"/>
    </style:style>
    <style:style style:name="T20" style:family="text">
      <style:text-properties officeooo:rsid="0014be5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otes Node JS / Express JS</text:p>
      <text:p text:style-name="P6"><text:tab/><text:span text:style-name="T1">Introduction :</text:span></text:p>
      <text:list xml:id="list4258602670" text:style-name="L1">
        <text:list-item>
          <text:p text:style-name="P7">To run write in command line Node filename.</text:p>
        </text:list-item>
        <text:list-item>
          <text:p text:style-name="P7">In vanilla javascript we get window object like document.queryselector</text:p>
        </text:list-item>
        <text:list-item>
          <text:p text:style-name="P7">In node there is no concept of window in Node.</text:p>
        </text:list-item>
        <text:list-item>
          <text:p text:style-name="P7">A concept of global variables in Node any file would have acces to them.eg __di<text:span text:style-name="T13">r</text:span>name , __filename,require<text:span text:style-name="T3">(function to use global names)</text:span>,module,process(info abour env where the program is being executed) ,console etc. </text:p>
          <text:p text:style-name="P8"/>
          <text:p text:style-name="P8">Modules :</text:p>
        </text:list-item>
        <text:list-item>
          <text:p text:style-name="P7">Only 1 file will be run toexecute code(node app.js) but code in app.js will be split in multiple files called modules and they would be imported in app.js otherwise it would become complex.</text:p>
        </text:list-item>
        <text:list-item>
          <text:p text:style-name="P9">(2-intro) if code in this file were to be structurd it would be easier to follow the logic.We could call the function in of other file. </text:p>
        </text:list-item>
        <text:list-item>
          <text:p text:style-name="P10"><text:span text:style-name="T3">We divide the code into 3 files(3-intro.js , 4-names.js, 5-utils.js) all these are modules.They have module object which when logged into console have various properties and an </text:span><text:span text:style-name="T2">export </text:span><text:span text:style-name="T4">object which will be accessible to other modules. This is how to modules ‘</text:span><text:span text:style-name="T6">talk to each other’ .</text:span></text:p>
        </text:list-item>
        <text:list-item>
          <text:p text:style-name="P12"><text:span text:style-name="T5">Require(‘</text:span><text:span text:style-name="T8">./</text:span><text:span text:style-name="T5">’)</text:span><text:span text:style-name="T10">[always <text:s/>start with ./ when creating your own modules as in a project we will have builtin modules as well third party modules which can be level up or down.</text:span></text:p>
        </text:list-item>
        <text:list-item>
          <text:p text:style-name="P13"><text:span text:style-name="T10">Once we export </text:span><text:span text:style-name="T8">whole module would be global</text:span><text:span text:style-name="T9"> </text:span><text:span text:style-name="T7">but </text:span><text:span text:style-name="T10">only the objects/variables </text:span><text:span text:style-name="T8">passed into export object </text:span><text:span text:style-name="T10">can be accesed by other modules.</text:span></text:p>
        </text:list-item>
        <text:list-item>
          <text:p text:style-name="P14">To get imported property we use imported_variable.property or use destructuring.</text:p>
        </text:list-item>
        <text:list-item>
          <text:p text:style-name="P11"><text:span text:style-name="T11">When we import a module we are invoking the code , i.e code is wrappedin imported file and exectued.</text:span></text:p>
        </text:list-item>
        <text:list-item>
          <text:p text:style-name="P16"><text:span text:style-name="T10">Built In Modules : OS PATH FS HTTP.</text:span></text:p>
        </text:list-item>
        <text:list-item>
          <text:p text:style-name="P17"><text:span text:style-name="T10">for builtin modules reuire(‘os’) [no use of ‘./’].</text:span></text:p>
        </text:list-item>
        <text:list-item>
          <text:p text:style-name="P18"><text:span text:style-name="T10">OS module tells about system <text:s/>properties like uptime type of OS, version,etc</text:span></text:p>
        </text:list-item>
        <text:list-item>
          <text:p text:style-name="P18"><text:span text:style-name="T10">Path module is used as we have different run environments and their file system will vary so by using this we can ensure path remains same by using properties like __dirname,resolve,basename etc.</text:span></text:p>
        </text:list-item>
        <text:list-item>
          <text:p text:style-name="P19"><text:span text:style-name="T10">File Sytem module can be asynchronous i.e. Non blocking and synchronous i.e. blocking.</text:span></text:p>
        </text:list-item>
        <text:list-item>
          <text:p text:style-name="P19"><text:span text:style-name="T12">In Asynchronous we provide callback I.e when function return we execute the callback.</text:span></text:p>
          <text:p text:style-name="P15"><text:span text:style-name="T20">N</text:span>PM</text:p>
        </text:list-item>
        <text:list-item>
          <text:p text:style-name="P20"><text:span text:style-name="T14">Bundle of module called package/dependencies.</text:span></text:p>
        </text:list-item>
        <text:list-item>
          <text:p text:style-name="P1"><text:span text:style-name="T15">We can install a local package using “npm i &lt;packageName&gt;”.</text:span></text:p>
        </text:list-item>
        <text:list-item>
          <text:p text:style-name="P20"><text:span text:style-name="T14">For setting up globally use “npm install -g &lt;packageName&gt;”.</text:span></text:p>
        </text:list-item>
        <text:list-item>
          <text:p text:style-name="P20"><text:span text:style-name="T14">Package.json – manifest file(stores important info about project /package.</text:span></text:p>
        </text:list-item>
        <text:list-item>
          <text:p text:style-name="P20"><text:span text:style-name="T14">Manual approach(create package.json in the root , create propeties etc).</text:span></text:p>
        </text:list-item>
        <text:list-item>
          <text:p text:style-name="P20"><text:span text:style-name="T14">Npm init (step bby step press enter to skip)</text:span></text:p>
        </text:list-item>
        <text:list-item>
          <text:p text:style-name="P20"><text:soft-page-break/><text:span text:style-name="T14">npm init -y (everything default).</text:span></text:p>
        </text:list-item>
        <text:list-item>
          <text:p text:style-name="P21"><text:span text:style-name="T14">When installing package multiple package may be installed and added in the depedencies in package.json file.</text:span></text:p>
          <text:p text:style-name="P4"><text:span text:style-name="T18">Github</text:span></text:p>
        </text:list-item>
        <text:list-item>
          <text:p text:style-name="P22"><text:span text:style-name="T14">To make a github repo </text:span></text:p>
          <text:list>
            <text:list-item>
              <text:p text:style-name="P22"><text:span text:style-name="T14">Go to github → add new repository </text:span></text:p>
            </text:list-item>
            <text:list-item>
              <text:p text:style-name="P22"><text:span text:style-name="T14">In your current folder add .gitignore file and in that add (/node_modules) to ignore the file not to be sent into github repo.</text:span></text:p>
            </text:list-item>
            <text:list-item>
              <text:p text:style-name="P2"><text:span text:style-name="T16">In terminal go to the directory and do.</text:span></text:p>
              <text:list>
                <text:list-item>
                  <text:p text:style-name="P22"><text:span text:style-name="T14">Git INIT.</text:span></text:p>
                </text:list-item>
                <text:list-item>
                  <text:p text:style-name="P22"><text:span text:style-name="T14">Git add . [to add all files].</text:span></text:p>
                </text:list-item>
                <text:list-item>
                  <text:p text:style-name="P22"><text:span text:style-name="T14">Git commit – m “first-commit”</text:span></text:p>
                </text:list-item>
                <text:list-item>
                  <text:p text:style-name="P22"><text:span text:style-name="T14">git remote add origin </text:span><text:a xlink:type="simple" xlink:href="mailto:git@github.com" text:style-name="Internet_20_link" text:visited-style-name="Visited_20_Internet_20_Link"><text:span text:style-name="T14">git@github.com</text:span></text:a><text:span text:style-name="T14">:durgeshak19/${RepoName}.git</text:span></text:p>
                </text:list-item>
                <text:list-item>
                  <text:p text:style-name="P22"><text:span text:style-name="T14">Git push -u origin main</text:span></text:p>
                </text:list-item>
              </text:list>
            </text:list-item>
            <text:list-item>
              <text:p text:style-name="P3"><text:span text:style-name="T16">To add ssh key go to home/ubuntu/.ssh/ → cat i</text:span><text:span text:style-name="T17">d</text:span><text:span text:style-name="T16">_</text:span><text:span text:style-name="T17">rsa</text:span><text:span text:style-name="T16">.pub</text:span></text:p>
            </text:list-item>
            <text:list-item>
              <text:p text:style-name="P3"><text:span text:style-name="T17">copy from ssh to whole.</text:span></text:p>
            </text:list-item>
          </text:list>
        </text:list-item>
        <text:list-item>
          <text:p text:style-name="P3"><text:span text:style-name="T17">After cloning using git clone type “npm install” in the directory to install the dependencies.</text:span></text:p>
          <text:p text:style-name="P5"><text:span text:style-name="T19">N</text:span><text:span text:style-name="T18">odeMon</text:span></text:p>
        </text:list-item>
        <text:list-item>
          <text:p text:style-name="P23"><text:span text:style-name="T17">npm i nodemon <text:s/>-D “or” –-save-dev.</text:span></text:p>
        </text:list-item>
        <text:list-item>
          <text:p text:style-name="P23"><text:span text:style-name="T17"/></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atin Modern Mono Prop" svg:font-family="'Latin Modern Mono Prop'"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7T13:56:09.014704833</meta:creation-date>
    <meta:editing-duration>PT6H26M18S</meta:editing-duration>
    <meta:editing-cycles>3</meta:editing-cycles>
    <meta:generator>LibreOffice/6.4.7.2$Linux_X86_64 LibreOffice_project/40$Build-2</meta:generator>
    <dc:date>2021-05-08T00:39:06.988908925</dc:date>
    <meta:document-statistic meta:table-count="0" meta:image-count="0" meta:object-count="0" meta:page-count="2" meta:paragraph-count="45" meta:word-count="556" meta:character-count="3229" meta:non-whitespace-character-count="2746"/>
  </office:meta>
</office:document-meta>
</file>